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1.524cm" svg:x="1.889cm" svg:y="4.81cm">
          <text:p text:style-name="P1">Term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524cm" svg:x="1.889cm" svg:y="6.969cm">
          <text:p text:style-name="P1">Term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524cm" svg:x="1.889cm" svg:y="9.128cm">
          <text:p text:style-name="P1">Term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524cm" svg:x="1.889cm" svg:y="11.287cm">
          <text:p text:style-name="P1">Term 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524cm" svg:x="8.112cm" svg:y="4.81cm">
          <text:p text:style-name="P1">Doc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524cm" svg:x="12.684cm" svg:y="4.81cm">
          <text:p text:style-name="P1">Doc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524cm" svg:x="8.112cm" svg:y="6.969cm">
          <text:p text:style-name="P1">Doc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524cm" svg:x="8.112cm" svg:y="9.001cm">
          <text:p text:style-name="P1">Doc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524cm" svg:x="8.112cm" svg:y="11.287cm">
          <text:p text:style-name="P1">Doc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524cm" svg:x="12.684cm" svg:y="11.287cm">
          <text:p text:style-name="P1">Doc 4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99cm" svg:y1="5.699cm" svg:x2="7.985cm" svg:y2="5.699cm">
          <text:p/>
        </draw:line>
        <draw:line draw:style-name="gr2" draw:text-style-name="P1" draw:layer="layout" svg:x1="5.699cm" svg:y1="7.731cm" svg:x2="7.985cm" svg:y2="7.731cm">
          <text:p/>
        </draw:line>
        <draw:line draw:style-name="gr2" draw:text-style-name="P1" draw:layer="layout" svg:x1="5.699cm" svg:y1="9.763cm" svg:x2="7.985cm" svg:y2="9.763cm">
          <text:p/>
        </draw:line>
        <draw:line draw:style-name="gr2" draw:text-style-name="P1" draw:layer="layout" svg:x1="5.699cm" svg:y1="12.049cm" svg:x2="7.985cm" svg:y2="12.0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coza4 </meta:initial-creator>
    <meta:creation-date>2014-03-09T14:34:23</meta:creation-date>
    <dc:date>2014-03-09T14:37:20</dc:date>
    <dc:creator>cocoza4 </dc:creator>
    <meta:editing-duration>P0D</meta:editing-duration>
    <meta:editing-cycles>1</meta:editing-cycles>
    <meta:document-statistic meta:object-count="14"/>
    <meta:generator>LibreOffice/3.6$Linux_x86 LibreOffice_project/360m1$Build-2</meta:generator>
  </office:meta>
</office:document-meta>
</file>